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c0d" officeooo:paragraph-rsid="000bec0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ec0d" officeooo:paragraph-rsid="000bec0d" style:font-weight-asian="bold" style:font-weight-complex="bold"/>
    </style:style>
    <style:style style:name="P3" style:family="paragraph" style:parent-style-name="Standard">
      <style:text-properties officeooo:rsid="000cd1f1" officeooo:paragraph-rsid="000cd1f1"/>
    </style:style>
    <style:style style:name="P4" style:family="paragraph" style:parent-style-name="Standard">
      <style:text-properties fo:color="#000000" officeooo:rsid="000cd1f1" officeooo:paragraph-rsid="000cd1f1"/>
    </style:style>
    <style:style style:name="P5" style:family="paragraph" style:parent-style-name="Standard">
      <style:text-properties fo:color="#000000" officeooo:rsid="000e559c" officeooo:paragraph-rsid="000e559c"/>
    </style:style>
    <style:style style:name="P6" style:family="paragraph" style:parent-style-name="Standard">
      <style:text-properties officeooo:paragraph-rsid="000e559c"/>
    </style:style>
    <style:style style:name="P7" style:family="paragraph" style:parent-style-name="Standard">
      <style:text-properties officeooo:rsid="000efa84" officeooo:paragraph-rsid="000efa84"/>
    </style:style>
    <style:style style:name="T1" style:family="text">
      <style:text-properties fo:color="#c9211e"/>
    </style:style>
    <style:style style:name="T2" style:family="text">
      <style:text-properties officeooo:rsid="000e559c"/>
    </style:style>
    <style:style style:name="T3" style:family="text">
      <style:text-properties fo:color="#000000"/>
    </style:style>
    <style:style style:name="T4" style:family="text">
      <style:text-properties fo:color="#000000" officeooo:rsid="000e559c"/>
    </style:style>
    <style:style style:name="T5" style:family="text">
      <style:text-properties fo:color="#000000" officeooo:rsid="000efa84"/>
    </style:style>
    <style:style style:name="T6" style:family="text">
      <style:text-properties fo:color="#000000" officeooo:rsid="000fee5b"/>
    </style:style>
    <style:style style:name="T7" style:family="text">
      <style:text-properties officeooo:rsid="000fe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labras claves</text:p>
      <text:p text:style-name="P1">Coleccionismo de videojuegos,</text:p>
      <text:p text:style-name="P1">compra de coleccionables</text:p>
      <text:p text:style-name="P1">compra de figuras</text:p>
      <text:p text:style-name="P1">venta de coleccionables</text:p>
      <text:p text:style-name="P1">venta de figuras</text:p>
      <text:p text:style-name="P1">figuras baratas</text:p>
      <text:p text:style-name="P1">juegos y figuras en vainilla</text:p>
      <text:p text:style-name="P1">juegos y figuras en perfecto estado</text:p>
      <text:p text:style-name="P1"/>
      <text:p text:style-name="P3">Titulo</text:p>
      <text:p text:style-name="P3">- Definir. un titulo unico para cada pagina web. Utilizando la etiqueta &lt;title&gt; dentre de la etiqueta &lt;head&gt;</text:p>
      <text:p text:style-name="P3">- Coleccionables de videojuegos – <text:span text:style-name="T1">“Nombre tienda”</text:span></text:p>
      <text:p text:style-name="P4">- Cada ariculo de la pagina tendra su pagina, con el titulo → <text:s/>Nombre del articulo – “Nombre tienda??”</text:p>
      <text:p text:style-name="P4">- Cada articulo de la guia tendra su propio titulo → Nombre titulo del articulo – “nombre tienda”</text:p>
      <text:p text:style-name="P4">- La pagina <text:span text:style-name="T2">formulario para publicar tus coleccionables</text:span>→ Vender tu coleccionable <text:s/>- Nombre tienda</text:p>
      <text:p text:style-name="P4"/>
      <text:p text:style-name="P5">Descripcion</text:p>
      <text:p text:style-name="P5">- Realizar una descripcion concreta y unica para cada pagina web. Utilizando la etiqueta &lt;meta name=”description” content=”…” dentro del head</text:p>
      <text:p text:style-name="P6"><text:span text:style-name="T4">- Para la princiapal: Compra y vende coleccionables de videojuegos en “Nombre tienda”. Aqui podras encontrar figuras y videojuegos en formato fisico en perfecto estrado.</text:span></text:p>
      <text:p text:style-name="P6"><text:span text:style-name="T4">- Cada articulo coleccionable tendra una descripcion, que sera la que ponga el usuario cuando haga el formulario del articulo.</text:span></text:p>
      <text:p text:style-name="P6"><text:span text:style-name="T4">- Cada articulo de la guia, tendra como descripcion el subtitulo de dicho articulo.</text:span></text:p>
      <text:p text:style-name="P6"><text:span text:style-name="T4">- La pagina del formulario para vender articulos sera →</text:span><text:span text:style-name="T5"> </text:span><text:span text:style-name="T4"><text:s/></text:span><text:span text:style-name="T5">Vende tus figuras collecionables o videojuegos de colección al mejor precio en “Nombre tienda”. Ponte en contacto con miles de usuarios en todo el mundo apasionados de los coleccionables de videojuegos</text:span></text:p>
      <text:p text:style-name="P6"><text:span text:style-name="T5"/></text:p>
      <text:p text:style-name="P7"><text:span text:style-name="T3">URL</text:span></text:p>
      <text:p text:style-name="P7"><text:span text:style-name="T3">- La pagina principal se debera llamar index.htlm</text:span></text:p>
      <text:p text:style-name="P7"><text:span text:style-name="T3">- </text:span><text:span text:style-name="T6">Hacer categorias para concretar. Ej: figura-23875283756893276</text:span></text:p>
      <text:p text:style-name="P7"><text:span text:style-name="T3">- De los articulos de las guias, el nombre del archivo sera estatico y consistira de las 3 palabras mas importantes del titulo, separdas por un guion. </text:span><text:span text:style-name="T6">Estos articulos se econtraran en una carpeta de guias</text:span></text:p>
      <text:p text:style-name="P7"><text:span text:style-name="T3">- </text:span><text:span text:style-name="T6">De la pagina de formulario de venta, el nombre del archivo ser publicar-coleccionable. Se encontrara en una carpeta de ventaColeccionables.</text:span></text:p>
      <text:p text:style-name="P4">* <text:span text:style-name="T7">hay que asegurarse de que no existen distintas URL que lleven a la misma pagina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1:19:08.410130125</meta:creation-date>
    <dc:date>2021-11-08T12:08:52.781340519</dc:date>
    <meta:editing-duration>PT7M43S</meta:editing-duration>
    <meta:editing-cycles>1</meta:editing-cycles>
    <meta:document-statistic meta:table-count="0" meta:image-count="0" meta:object-count="0" meta:page-count="1" meta:paragraph-count="27" meta:word-count="314" meta:character-count="1991" meta:non-whitespace-character-count="1698"/>
    <meta:generator>LibreOffice/6.4.7.2$Linux_X86_64 LibreOffice_project/40$Build-2</meta:generator>
  </office:meta>
</office:document-meta>
</file>